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2cm" style:auto-text-indent="false" style:page-number="auto" fo:background-color="transparent"/>
      <style:text-properties fo:font-size="14pt" fo:font-weight="bold" officeooo:rsid="001eef41" officeooo:paragraph-rsid="001eef41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1eef41" officeooo:paragraph-rsid="001eef41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1fd814" officeooo:paragraph-rsid="001fd814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2046dd" officeooo:paragraph-rsid="002046dd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2947bd" officeooo:paragraph-rsid="002947bd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2dcf66" officeooo:paragraph-rsid="002dcf66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2e0633" officeooo:paragraph-rsid="002e0633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3517d7" officeooo:paragraph-rsid="003517d7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393aaf" officeooo:paragraph-rsid="00393aaf" style:font-size-asian="12.25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eef41" officeooo:paragraph-rsid="001eef41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fd814" officeooo:paragraph-rsid="001fd814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046dd" officeooo:paragraph-rsid="0021b042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405bf" officeooo:paragraph-rsid="002405bf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52673" officeooo:paragraph-rsid="00252673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675fe" officeooo:paragraph-rsid="002675fe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675fe" officeooo:paragraph-rsid="0027b1df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947bd" officeooo:paragraph-rsid="002947bd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a9adb" officeooo:paragraph-rsid="002a9adb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bfc81" officeooo:paragraph-rsid="002bfc81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dcf66" officeooo:paragraph-rsid="002dcf66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dcf66" officeooo:paragraph-rsid="002e6a2d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dcf66" officeooo:paragraph-rsid="0032e189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dcf66" officeooo:paragraph-rsid="003517d7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e6a2d" officeooo:paragraph-rsid="002e6a2d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517d7" officeooo:paragraph-rsid="003517d7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517d7" officeooo:paragraph-rsid="003561ab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561ab" officeooo:paragraph-rsid="003561ab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72ba7" officeooo:paragraph-rsid="00372ba7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93aaf" officeooo:paragraph-rsid="00393aaf" style:font-size-asian="12.25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93aaf" officeooo:paragraph-rsid="00395212" style:font-size-asian="12.25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93aaf" officeooo:paragraph-rsid="003a0f17" style:font-size-asian="12.25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93aaf" officeooo:paragraph-rsid="003ad45a" style:font-size-asian="12.25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a0f17" officeooo:paragraph-rsid="003a0f17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a0f17" officeooo:paragraph-rsid="003ad45a" style:font-size-asian="12.25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3ad45a" officeooo:paragraph-rsid="003ad45a" style:font-size-asian="12.25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paragraph-rsid="002e6a2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paragraph-rsid="003561ab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paragraph-rsid="0032e189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rsid="002e6a2d" officeooo:paragraph-rsid="00303d5f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rsid="00303d5f" officeooo:paragraph-rsid="00303d5f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rsid="00305769" officeooo:paragraph-rsid="00305769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rsid="00312002" officeooo:paragraph-rsid="00312002"/>
    </style:style>
    <style:style style:name="P43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weight="bold" officeooo:rsid="0032e189" officeooo:paragraph-rsid="0032e189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32e189" officeooo:paragraph-rsid="0032e189" style:font-weight-asian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eef41"/>
    </style:style>
    <style:style style:name="T3" style:family="text">
      <style:text-properties style:font-name="Liberation Serif1" officeooo:rsid="002046dd"/>
    </style:style>
    <style:style style:name="T4" style:family="text">
      <style:text-properties style:font-name="Liberation Serif1" officeooo:rsid="00252673"/>
    </style:style>
    <style:style style:name="T5" style:family="text">
      <style:text-properties style:font-name="Liberation Serif1" officeooo:rsid="0027b1df"/>
    </style:style>
    <style:style style:name="T6" style:family="text">
      <style:text-properties style:font-name="Liberation Serif1" officeooo:rsid="002a9adb"/>
    </style:style>
    <style:style style:name="T7" style:family="text">
      <style:text-properties style:font-name="Liberation Serif1" officeooo:rsid="002bfc81"/>
    </style:style>
    <style:style style:name="T8" style:family="text">
      <style:text-properties style:font-name="Liberation Serif1" officeooo:rsid="002dcf66"/>
    </style:style>
    <style:style style:name="T9" style:family="text">
      <style:text-properties style:font-name="Liberation Serif1"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style:font-name="Liberation Serif1" fo:font-size="14pt" fo:font-weight="normal" officeooo:rsid="002e6a2d" style:font-size-asian="12.25pt" style:font-weight-asian="normal" style:font-size-complex="14pt" style:font-weight-complex="normal"/>
    </style:style>
    <style:style style:name="T11" style:family="text">
      <style:text-properties style:font-name="Liberation Serif1" fo:font-size="14pt" fo:font-weight="normal" officeooo:rsid="002dcf66" style:font-size-asian="12.25pt" style:font-weight-asian="normal" style:font-size-complex="14pt" style:font-weight-complex="normal"/>
    </style:style>
    <style:style style:name="T12" style:family="text">
      <style:text-properties style:font-name="Liberation Serif1" fo:font-size="14pt" fo:font-weight="normal" officeooo:rsid="00252673" style:font-size-asian="12.25pt" style:font-weight-asian="normal" style:font-size-complex="14pt" style:font-weight-complex="normal"/>
    </style:style>
    <style:style style:name="T13" style:family="text">
      <style:text-properties style:font-name="Liberation Serif1" fo:font-size="14pt" fo:font-weight="normal" officeooo:rsid="003517d7" style:font-size-asian="12.25pt" style:font-weight-asian="normal" style:font-size-complex="14pt" style:font-weight-complex="normal"/>
    </style:style>
    <style:style style:name="T14" style:family="text">
      <style:text-properties style:font-name="Liberation Serif1" fo:font-size="14pt" fo:font-weight="normal" officeooo:rsid="003561ab" style:font-size-asian="12.25pt" style:font-weight-asian="normal" style:font-size-complex="14pt" style:font-weight-complex="normal"/>
    </style:style>
    <style:style style:name="T15" style:family="text">
      <style:text-properties style:font-name="Liberation Serif1" fo:font-size="14pt" fo:font-weight="normal" officeooo:rsid="0032e189" style:font-size-asian="12.25pt" style:font-weight-asian="normal" style:font-size-complex="14pt" style:font-weight-complex="normal"/>
    </style:style>
    <style:style style:name="T16" style:family="text">
      <style:text-properties style:font-name="Liberation Serif1" fo:font-size="14pt" fo:font-weight="bold" style:font-size-asian="12.25pt" style:font-weight-asian="bold" style:font-size-complex="14pt" style:font-weight-complex="bold"/>
    </style:style>
    <style:style style:name="T17" style:family="text">
      <style:text-properties style:font-name="Liberation Serif1" fo:font-size="14pt" fo:font-weight="bold" officeooo:rsid="002dcf66" style:font-size-asian="12.25pt" style:font-weight-asian="bold" style:font-size-complex="14pt" style:font-weight-complex="bold"/>
    </style:style>
    <style:style style:name="T18" style:family="text">
      <style:text-properties style:font-name="Liberation Serif1" fo:font-size="14pt" style:font-size-asian="12.25pt" style:font-size-complex="14pt"/>
    </style:style>
    <style:style style:name="T19" style:family="text">
      <style:text-properties style:font-name="Liberation Serif1" fo:font-size="14pt" officeooo:rsid="002e6a2d" style:font-size-asian="12.25pt" style:font-size-complex="14pt"/>
    </style:style>
    <style:style style:name="T20" style:family="text">
      <style:text-properties style:font-name="Liberation Serif1" officeooo:rsid="002e6a2d"/>
    </style:style>
    <style:style style:name="T21" style:family="text">
      <style:text-properties style:font-name="Liberation Serif1" officeooo:rsid="0032e189"/>
    </style:style>
    <style:style style:name="T22" style:family="text">
      <style:text-properties style:font-name="Liberation Serif1" officeooo:rsid="003517d7"/>
    </style:style>
    <style:style style:name="T23" style:family="text">
      <style:text-properties style:font-name="Liberation Serif1" officeooo:rsid="003a0f17"/>
    </style:style>
    <style:style style:name="T24" style:family="text">
      <style:text-properties style:font-name="Liberation Serif1" officeooo:rsid="00393aaf"/>
    </style:style>
    <style:style style:name="T25" style:family="text">
      <style:text-properties style:font-name="Liberation Serif1" officeooo:rsid="003ad4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ЭШИ</text:p>
      <text:p text:style-name="P2"/>
      <text:p text:style-name="P10">Хэш — это неупорядоченная коллекция пар <text:span text:style-name="T1">"ключ-значение", хэш подобен массиву, но вместо целочисленного индекса, индексирование производится по ключам, которые могут быть составлены из любых объектов Ruby.</text:span></text:p>
      <text:p text:style-name="P10"><text:span text:style-name="T1"/></text:p>
      <text:p text:style-name="P3"><text:span text:style-name="T1">Создаем хэш</text:span></text:p>
      <text:p text:style-name="P3"><text:span text:style-name="T1"/></text:p>
      <text:p text:style-name="P11"><text:span text:style-name="T1">month_a = { </text:span><text:span text:style-name="T2">"</text:span><text:span text:style-name="T1">jan</text:span><text:span text:style-name="T2">"</text:span><text:span text:style-name="T1"> =&gt; </text:span><text:span text:style-name="T2">"</text:span><text:span text:style-name="T1">January</text:span><text:span text:style-name="T2">", "</text:span><text:span text:style-name="T1">feb</text:span><text:span text:style-name="T2">" </text:span><text:span text:style-name="T1">=&gt; </text:span><text:span text:style-name="T2">"</text:span><text:span text:style-name="T1">February</text:span><text:span text:style-name="T2">", "</text:span><text:span text:style-name="T1">mar</text:span><text:span text:style-name="T2">" </text:span><text:span text:style-name="T1">=&gt; </text:span><text:span text:style-name="T2">"</text:span><text:span text:style-name="T1">March</text:span><text:span text:style-name="T2">", "</text:span><text:span text:style-name="T1">apr</text:span><text:span text:style-name="T2">" </text:span><text:span text:style-name="T1">=&gt; </text:span><text:span text:style-name="T2">"</text:span><text:span text:style-name="T1">April</text:span><text:span text:style-name="T2">", "</text:span><text:span text:style-name="T1">may</text:span><text:span text:style-name="T2">" </text:span><text:span text:style-name="T1">=&gt; </text:span><text:span text:style-name="T2">"</text:span><text:span text:style-name="T1">May</text:span><text:span text:style-name="T2">", "</text:span><text:span text:style-name="T1">jun</text:span><text:span text:style-name="T2">" </text:span><text:span text:style-name="T1">=&gt; </text:span><text:span text:style-name="T2">"</text:span><text:span text:style-name="T1">June</text:span><text:span text:style-name="T2">", "</text:span><text:span text:style-name="T1">jul</text:span><text:span text:style-name="T2">" </text:span><text:span text:style-name="T1">=&gt; </text:span><text:span text:style-name="T2">"</text:span><text:span text:style-name="T1">July</text:span><text:span text:style-name="T2">", "</text:span><text:span text:style-name="T1">aug</text:span><text:span text:style-name="T2">" </text:span><text:span text:style-name="T1">=&gt; </text:span><text:span text:style-name="T2">"</text:span><text:span text:style-name="T1">August</text:span><text:span text:style-name="T2">", "</text:span><text:span text:style-name="T1">sep</text:span><text:span text:style-name="T2">" </text:span><text:span text:style-name="T1">=&gt; </text:span><text:span text:style-name="T2">"</text:span><text:span text:style-name="T1">September</text:span><text:span text:style-name="T2">", "</text:span><text:span text:style-name="T1">oct</text:span><text:span text:style-name="T2">" </text:span><text:span text:style-name="T1">=&gt; </text:span><text:span text:style-name="T2">"</text:span><text:span text:style-name="T1">October</text:span><text:span text:style-name="T2">", "</text:span><text:span text:style-name="T1">nov</text:span><text:span text:style-name="T2">" </text:span><text:span text:style-name="T1">=&gt; </text:span><text:span text:style-name="T2">"</text:span><text:span text:style-name="T1">November</text:span><text:span text:style-name="T2">", "</text:span><text:span text:style-name="T1">dec</text:span><text:span text:style-name="T2">" </text:span><text:span text:style-name="T1">=&gt; </text:span><text:span text:style-name="T2">"</text:span><text:span text:style-name="T1">December</text:span><text:span text:style-name="T2">" </text:span><text:span text:style-name="T1">}</text:span></text:p>
      <text:p text:style-name="P11"><text:span text:style-name="T1"/></text:p>
      <text:p text:style-name="P4"><text:span text:style-name="T1">Получаем доступ к хэшам</text:span></text:p>
      <text:p text:style-name="P4"><text:span text:style-name="T1"/></text:p>
      <text:p text:style-name="P12"><text:span text:style-name="T1">zip = { 82442 =&gt; </text:span><text:span text:style-name="T2">"</text:span><text:span text:style-name="T1">Ten Sleep</text:span><text:span text:style-name="T2">", </text:span><text:span text:style-name="T1">83025 =&gt; </text:span><text:span text:style-name="T2">"</text:span><text:span text:style-name="T1">Teton Village</text:span><text:span text:style-name="T2">", </text:span><text:span text:style-name="T1">83127 =&gt; </text:span><text:span text:style-name="T2">"</text:span><text:span text:style-name="T1">Thayne</text:span><text:span text:style-name="T2">", </text:span><text:span text:style-name="T1">82443 =&gt; </text:span><text:span text:style-name="T2">"</text:span><text:span text:style-name="T1">Thermopolis</text:span><text:span text:style-name="T2">", </text:span><text:span text:style-name="T1">82084 =&gt; </text:span><text:span text:style-name="T2">"</text:span><text:span text:style-name="T1">Tie Siding</text:span><text:span text:style-name="T2">", </text:span><text:span text:style-name="T1">82336 =&gt; </text:span><text:span text:style-name="T2">"</text:span><text:span text:style-name="T1">Tipton</text:span><text:span text:style-name="T2">", </text:span><text:span text:style-name="T1">82240 =&gt; </text:span><text:span text:style-name="T2">"</text:span><text:span text:style-name="T1">Turnerville</text:span><text:span text:style-name="T2">", </text:span><text:span text:style-name="T1">83110 =&gt; </text:span><text:span text:style-name="T2">"</text:span><text:span text:style-name="T1">Torrington</text:span><text:span text:style-name="T2">", </text:span><text:span text:style-name="T1">83112 =&gt; </text:span><text:span text:style-name="T2">"</text:span><text:span text:style-name="T1">Turnerville</text:span><text:span text:style-name="T2">" </text:span><text:span text:style-name="T1">}</text:span></text:p>
      <text:p text:style-name="P12"><text:span text:style-name="T1"/></text:p>
      <text:p text:style-name="P13"><text:span text:style-name="T1">Проверить есть заданный ключ в хэше можно с помощью: key?, has_key?, member? или include?:</text:span></text:p>
      <text:p text:style-name="P13"><text:span text:style-name="T1">zip.has_key?<text:tab/><text:tab/># =&gt; true</text:span></text:p>
      <text:p text:style-name="P13"><text:span text:style-name="T1"/></text:p>
      <text:p text:style-name="P13"><text:span text:style-name="T1">Можно, наоборот, посмотреть имеется ли заданное <text:s/>значение, при помощи value? или has_value?:</text:span></text:p>
      <text:p text:style-name="P13"><text:span text:style-name="T1">zip.has_value?<text:tab/><text:tab/># =&gt; true</text:span></text:p>
      <text:p text:style-name="P13"><text:span text:style-name="T1"/></text:p>
      <text:p text:style-name="P13"><text:span text:style-name="T1">Извлечь из хэша единичное значение по ключу:</text:span></text:p>
      <text:p text:style-name="P13"><text:span text:style-name="T1">zip[82442]<text:tab/><text:tab/># =&gt; <text:s/></text:span><text:span text:style-name="T2">"</text:span><text:span text:style-name="T1">Ten Sleep</text:span><text:span text:style-name="T2">"</text:span></text:p>
      <text:p text:style-name="P13"><text:span text:style-name="T2"/></text:p>
      <text:p text:style-name="P14"><text:span text:style-name="T2">П</text:span><text:span text:style-name="T1">ри помощи метода keys вернем массив, содержащий все ключи:</text:span></text:p>
      <text:p text:style-name="P14"><text:span text:style-name="T1">zip.keys<text:tab/><text:tab/># =&gt; [83110, 83127, 82336, 83112, 82084, 83025, 82442, 82443, 82240]</text:span></text:p>
      <text:p text:style-name="P14"><text:span text:style-name="T1"/></text:p>
      <text:p text:style-name="P14"><text:span text:style-name="T1">При помощи метода values получим все значения, хранящиеся в хэше:</text:span></text:p>
      <text:p text:style-name="P14"><text:span text:style-name="T1">zip.values<text:tab/><text:tab/># =&gt; </text:span><text:span text:style-name="T3">{ </text:span><text:span text:style-name="T2">"Tu</text:span><text:span text:style-name="T3">rnervi</text:span><text:span text:style-name="T2">lle",</text:span><text:span text:style-name="T3"> "Thay</text:span><text:span text:style-name="T2">ne", </text:span><text:span text:style-name="T3">"Tipt</text:span><text:span text:style-name="T2">on", </text:span><text:span text:style-name="T3">"Turnervil</text:span><text:span text:style-name="T2">le", </text:span><text:span text:style-name="T3">"Tie Sidin</text:span><text:span text:style-name="T2">g", </text:span><text:span text:style-name="T1">"Te</text:span><text:span text:style-name="T2">t</text:span><text:span text:style-name="T3">on Villag</text:span><text:span text:style-name="T2">e", "</text:span><text:span text:style-name="T3">Ten Sleep</text:span><text:span text:style-name="T2">", "</text:span><text:span text:style-name="T3">Thermopolis</text:span><text:span text:style-name="T2">", "</text:span><text:span text:style-name="T3">Torrington</text:span><text:span text:style-name="T2">" </text:span><text:span text:style-name="T3">}</text:span></text:p>
      <text:p text:style-name="P14"><text:span text:style-name="T3"/></text:p>
      <text:p text:style-name="P15"><text:span text:style-name="T3">И</text:span><text:span text:style-name="T1">звлечем из хэша значения на основе одного или нескольких ключей методом values_at:</text:span></text:p>
      <text:p text:style-name="P15"><text:span text:style-name="T1">zip.values_at 82084<text:tab/><text:tab/># =&gt; [</text:span><text:span text:style-name="T3">"Tie Sidin</text:span><text:span text:style-name="T2">g"</text:span><text:span text:style-name="T1">]</text:span></text:p>
      <text:p text:style-name="P15"><text:span text:style-name="T1">zip.values_at 82442, 82443, 82240<text:tab/><text:tab/># =&gt; [</text:span><text:span text:style-name="T2">"</text:span><text:span text:style-name="T3">Ten Sleep</text:span><text:span text:style-name="T2">", "</text:span><text:span text:style-name="T3">Thermopolis</text:span><text:span text:style-name="T2">", "</text:span><text:span text:style-name="T3">Torrington</text:span><text:span text:style-name="T2">"</text:span><text:span text:style-name="T1">]</text:span></text:p>
      <text:p text:style-name="P15"><text:soft-page-break/><text:span text:style-name="T1"/></text:p>
      <text:p text:style-name="P15"><text:span text:style-name="T1">Вернем значение ключа методом index:</text:span></text:p>
      <text:p text:style-name="P15"><text:span text:style-name="T1">zip.index </text:span><text:span text:style-name="T3">"Thay</text:span><text:span text:style-name="T2">ne"<text:tab/><text:tab/></text:span><text:span text:style-name="T1"># =&gt; 83127</text:span></text:p>
      <text:p text:style-name="P15"><text:span text:style-name="T1"/></text:p>
      <text:p text:style-name="P15"><text:span text:style-name="T1">Метод select использует блок и возвращает новый , многомерный массив пар </text:span><text:span text:style-name="T3">"</text:span><text:span text:style-name="T1">ключ-значение</text:span><text:span text:style-name="T3">":</text:span></text:p>
      <text:p text:style-name="P16"><text:span text:style-name="T3">z</text:span><text:span text:style-name="T1">ip.select { |key, val| key &gt; 83000 }<text:tab/><text:tab/># =&gt; [[</text:span><text:span text:style-name="T5">83110, </text:span><text:span text:style-name="T3">"Turnervil</text:span><text:span text:style-name="T2">le"</text:span><text:span text:style-name="T1">]</text:span><text:span text:style-name="T5">, [83127, </text:span><text:span text:style-name="T3">"Thay</text:span><text:span text:style-name="T2">ne"</text:span><text:span text:style-name="T5">], [83112, </text:span><text:span text:style-name="T3">"Turnervil</text:span><text:span text:style-name="T2">le"</text:span><text:span text:style-name="T5">], [83025, </text:span><text:span text:style-name="T4">"Te</text:span><text:span text:style-name="T2">t</text:span><text:span text:style-name="T3">on Villag</text:span><text:span text:style-name="T2">e"</text:span><text:span text:style-name="T5">]</text:span><text:span text:style-name="T1">]</text:span></text:p>
      <text:p text:style-name="P16"><text:span text:style-name="T1"/></text:p>
      <text:p text:style-name="P5"><text:span text:style-name="T1">Итерации</text:span></text:p>
      <text:p text:style-name="P5"><text:span text:style-name="T1"/></text:p>
      <text:p text:style-name="P17"><text:span text:style-name="T1">Выполнять итерации в хэше можно при помощи методов each, each_key, each_value или each_pair.</text:span></text:p>
      <text:p text:style-name="P17"><text:span text:style-name="T1">Метод each вызывает блок </text:span><text:span text:style-name="T6">для каждого ключа и з</text:span><text:span text:style-name="T7">на</text:span><text:span text:style-name="T6">чения, </text:span><text:span text:style-name="T7">он может принимать один или два параметра</text:span><text:span text:style-name="T6">:</text:span></text:p>
      <text:p text:style-name="P18"><text:span text:style-name="T1">zip.each { |k, v| puts "#{k}/#{v}" }</text:span></text:p>
      <text:p text:style-name="P18"><text:span text:style-name="T1"># =&gt; 83110/ </text:span><text:span text:style-name="T4">"</text:span><text:span text:style-name="T2">Tu</text:span><text:span text:style-name="T3">rnervi</text:span><text:span text:style-name="T2">lle</text:span><text:span text:style-name="T4">"</text:span></text:p>
      <text:p text:style-name="P18"><text:span text:style-name="T1"># =&gt; 83127/ </text:span><text:span text:style-name="T4">"</text:span><text:span text:style-name="T3">Thay</text:span><text:span text:style-name="T2">ne</text:span><text:span text:style-name="T4">"</text:span></text:p>
      <text:p text:style-name="P18"><text:span text:style-name="T1"># =&gt; 82336/ </text:span><text:span text:style-name="T4">"</text:span><text:span text:style-name="T3">Tipt</text:span><text:span text:style-name="T2">on</text:span><text:span text:style-name="T4">"</text:span></text:p>
      <text:p text:style-name="P18"><text:span text:style-name="T1"># =&gt; 83112/ </text:span><text:span text:style-name="T4">"</text:span><text:span text:style-name="T3">Turnervil</text:span><text:span text:style-name="T2">le</text:span><text:span text:style-name="T4">"</text:span></text:p>
      <text:p text:style-name="P18"><text:span text:style-name="T1"># =&gt; 82084/</text:span><text:span text:style-name="T4">"</text:span><text:span text:style-name="T3">Tie Sidin</text:span><text:span text:style-name="T2">g"</text:span></text:p>
      <text:p text:style-name="P18"><text:span text:style-name="T1"># =&gt; 83025/</text:span><text:span text:style-name="T4">"Te</text:span><text:span text:style-name="T2">t</text:span><text:span text:style-name="T3">on Villag</text:span><text:span text:style-name="T2">e"</text:span></text:p>
      <text:p text:style-name="P18"><text:span text:style-name="T1"># =&gt; 82442/</text:span><text:span text:style-name="T2">"</text:span><text:span text:style-name="T3">Ten Sleep</text:span><text:span text:style-name="T2">"</text:span></text:p>
      <text:p text:style-name="P18"><text:span text:style-name="T1"># =&gt; 82443/ </text:span><text:span text:style-name="T4">"</text:span><text:span text:style-name="T3">Thermopolis</text:span><text:span text:style-name="T4">"</text:span></text:p>
      <text:p text:style-name="P18"><text:span text:style-name="T1"># =&gt; 82240/ </text:span><text:span text:style-name="T4">"</text:span><text:span text:style-name="T3">Torrington</text:span><text:span text:style-name="T4">"</text:span></text:p>
      <text:p text:style-name="P18"><text:span text:style-name="T4"/></text:p>
      <text:p text:style-name="P19"><text:span text:style-name="T4">М</text:span><text:span text:style-name="T1">етод each_pair подобен each, за исключением того, что он должен принимать два параметра.</text:span></text:p>
      <text:p text:style-name="P19"><text:span text:style-name="T1"/></text:p>
      <text:p text:style-name="P19"><text:span text:style-name="T1">Метод each_key передает блоку только ключи:</text:span></text:p>
      <text:p text:style-name="P19"><text:span text:style-name="T1">zip.each_key {|key| print key, </text:span><text:span text:style-name="T4">" " </text:span><text:span text:style-name="T1">}</text:span></text:p>
      <text:p text:style-name="P19"><text:span text:style-name="T1"># =&gt; <text:s/></text:span><text:span text:style-name="T6">83110 <text:s/>83127 <text:s/>82336 <text:s/>83112 <text:s/>82084 <text:s/>83025 <text:s/>82442 <text:s/>82443 <text:s/>82240</text:span></text:p>
      <text:p text:style-name="P19"><text:span text:style-name="T6"/></text:p>
      <text:p text:style-name="P19"><text:span text:style-name="T6">М</text:span><text:span text:style-name="T1">етод each_value передает блоку все значения:</text:span></text:p>
      <text:p text:style-name="P19"><text:span text:style-name="T1">zip.each_value {|value| print value, </text:span><text:span text:style-name="T4">" " </text:span><text:span text:style-name="T1">}</text:span></text:p>
      <text:p text:style-name="P19"><text:span text:style-name="T1"># =&gt; </text:span><text:span text:style-name="T4"><text:s/></text:span><text:span text:style-name="T2">Tu</text:span><text:span text:style-name="T3">rnervi</text:span><text:span text:style-name="T2">lle <text:s/></text:span><text:span text:style-name="T3">Thay</text:span><text:span text:style-name="T2">ne <text:s/></text:span><text:span text:style-name="T3">Tipt</text:span><text:span text:style-name="T2">on </text:span><text:span text:style-name="T3">Turnervil</text:span><text:span text:style-name="T2">le <text:s/></text:span><text:span text:style-name="T3">Tie Sidin</text:span><text:span text:style-name="T2">g <text:s/></text:span><text:span text:style-name="T4">Te</text:span><text:span text:style-name="T2">t</text:span><text:span text:style-name="T3">on Villag</text:span><text:span text:style-name="T2">e <text:s/></text:span><text:span text:style-name="T3">Ten Sleep <text:s/>Thermopolis <text:s/>Torrington</text:span></text:p>
      <text:p text:style-name="P19"><text:span text:style-name="T3"/></text:p>
      <text:p text:style-name="P6"><text:span text:style-name="T3">И</text:span><text:span text:style-name="T1">зменяем хэши</text:span></text:p>
      <text:p text:style-name="P6"><text:span text:style-name="T1"/></text:p>
      <text:p text:style-name="P20"><text:span text:style-name="T1">Метод []= замещает или добавляет пары </text:span><text:span text:style-name="T4">"</text:span><text:span text:style-name="T1">ключ-значение</text:span><text:span text:style-name="T4">" </text:span><text:span text:style-name="T1">в существующий хэш:</text:span></text:p>
      <text:p text:style-name="P20"><text:span text:style-name="T1">rhode_island = { 1 =&gt; </text:span><text:span text:style-name="T4">"</text:span><text:span text:style-name="T1">Bristol</text:span><text:span text:style-name="T4">"</text:span><text:span text:style-name="T1">, 2 =&gt; </text:span><text:span text:style-name="T4">"</text:span><text:span text:style-name="T1">Kent</text:span><text:span text:style-name="T4">"</text:span><text:span text:style-name="T1">, 3 =&gt; </text:span><text:span text:style-name="T4">"</text:span><text:span text:style-name="T1">Newport</text:span><text:span text:style-name="T4">"</text:span><text:span text:style-name="T1">, 4 =&gt; </text:span><text:span text:style-name="T4">"</text:span><text:span text:style-name="T1">Providence</text:span><text:span text:style-name="T4">"</text:span><text:span text:style-name="T1">, 5 =&gt; </text:span><text:span text:style-name="T4">"</text:span><text:span text:style-name="T1">Washington</text:span><text:span text:style-name="T4">"</text:span><text:span text:style-name="T1">}</text:span></text:p>
      <text:p text:style-name="P20"><text:span text:style-name="T1">rhode_island[6]= </text:span><text:span text:style-name="T4">"</text:span><text:span text:style-name="T1">Dunthorpe</text:span><text:span text:style-name="T4">"</text:span></text:p>
      <text:p text:style-name="P20"><text:soft-page-break/><text:span text:style-name="T4">Д</text:span><text:span text:style-name="T1">обавилось значение </text:span><text:span text:style-name="T4">"</text:span><text:span text:style-name="T1">Dunthorpe</text:span><text:span text:style-name="T4">"</text:span><text:span text:style-name="T1"> с ключом 6. Или методом []= можно пользоваться для изменения значения:</text:span></text:p>
      <text:p text:style-name="P20"><text:span text:style-name="T1">rhode_island[2]= </text:span><text:span text:style-name="T4">"</text:span><text:span text:style-name="T1">Bent</text:span><text:span text:style-name="T4">"</text:span></text:p>
      <text:p text:style-name="P20"><text:span text:style-name="T4">З</text:span><text:span text:style-name="T1">начение связанное с ключом 2 изменилось на </text:span><text:span text:style-name="T4">"</text:span><text:span text:style-name="T1">Bent</text:span><text:span text:style-name="T4">".</text:span></text:p>
      <text:p text:style-name="P20"><text:span text:style-name="T4"/></text:p>
      <text:p text:style-name="P20"><text:span text:style-name="T4">А</text:span><text:span text:style-name="T1">налогично, чтобы добавить пару в rhode_island, можно применить метод store:</text:span></text:p>
      <text:p text:style-name="P20"><text:span text:style-name="T1">rhode_island.store(6, </text:span><text:span text:style-name="T4">"</text:span><text:span text:style-name="T1">Dunthorpe</text:span><text:span text:style-name="T4">"</text:span><text:span text:style-name="T1">)</text:span></text:p>
      <text:p text:style-name="P20"><text:span text:style-name="T1"/></text:p>
      <text:p text:style-name="P7"><text:span text:style-name="T1">Объединяем хэши</text:span></text:p>
      <text:p text:style-name="P7"><text:span text:style-name="T1"/></text:p>
      <text:p text:style-name="P24"><text:span text:style-name="T1">Возьмем два хэша:</text:span></text:p>
      <text:p text:style-name="P24"><text:span text:style-name="T4">d</text:span><text:span text:style-name="T1">elaware = { 1 =&gt; </text:span><text:span text:style-name="T4">"</text:span><text:span text:style-name="T1">Kent</text:span><text:span text:style-name="T4">"</text:span><text:span text:style-name="T1">, 2 =&gt; </text:span><text:span text:style-name="T4">"</text:span><text:span text:style-name="T1">New Castle</text:span><text:span text:style-name="T4">"</text:span><text:span text:style-name="T1">, 3 =&gt; </text:span><text:span text:style-name="T4">"</text:span><text:span text:style-name="T1">Sussex</text:span><text:span text:style-name="T4">"</text:span><text:span text:style-name="T1"> }</text:span></text:p>
      <text:p text:style-name="P21"><text:span text:style-name="T1">rhode_island = { 1 =&gt; </text:span><text:span text:style-name="T4">"</text:span><text:span text:style-name="T1">Bristol</text:span><text:span text:style-name="T4">"</text:span><text:span text:style-name="T1">, 2 =&gt; </text:span><text:span text:style-name="T4">"</text:span><text:span text:style-name="T1">Kent</text:span><text:span text:style-name="T4">"</text:span><text:span text:style-name="T1">, 3 =&gt; </text:span><text:span text:style-name="T4">"</text:span><text:span text:style-name="T1">Newport</text:span><text:span text:style-name="T4">"</text:span><text:span text:style-name="T1">, 4 =&gt; </text:span><text:span text:style-name="T4">"</text:span><text:span text:style-name="T1">Providence</text:span><text:span text:style-name="T4">"</text:span><text:span text:style-name="T1">, 5 =&gt; </text:span><text:span text:style-name="T4">"</text:span><text:span text:style-name="T1">Washington</text:span><text:span text:style-name="T4">"</text:span><text:span text:style-name="T1">}</text:span></text:p>
      <text:p text:style-name="P21"><text:span text:style-name="T1"/></text:p>
      <text:p text:style-name="P24"><text:span text:style-name="T1">Метод merge объединяет два хэша вместе, производя копию, из которой удалены двойные ключи путем перезаписи пар </text:span><text:span text:style-name="T4">"</text:span><text:span text:style-name="T1">ключ-значение</text:span><text:span text:style-name="T4">" </text:span><text:span text:style-name="T1">в принимающем хэше:</text:span></text:p>
      <text:p text:style-name="P36"><text:span text:style-name="T10">rhode_island.merge delaware</text:span></text:p>
      <text:p text:style-name="P39"><text:span text:style-name="T9"># =&gt; { </text:span><text:span text:style-name="T11">5 =&gt; </text:span><text:span text:style-name="T12">"</text:span><text:span text:style-name="T11">Washington</text:span><text:span text:style-name="T12">", </text:span><text:span text:style-name="T9">1 =&gt; </text:span><text:span text:style-name="T12">"</text:span><text:span text:style-name="T9">Kent</text:span><text:span text:style-name="T12">"</text:span><text:span text:style-name="T9">, 2 =&gt; </text:span><text:span text:style-name="T12">"</text:span><text:span text:style-name="T9">New Castle</text:span><text:span text:style-name="T12">"</text:span><text:span text:style-name="T9">, 3 =&gt; </text:span><text:span text:style-name="T12">"</text:span><text:span text:style-name="T9">Sussex</text:span><text:span text:style-name="T12">", </text:span><text:span text:style-name="T11">4 =&gt; </text:span><text:span text:style-name="T12">"</text:span><text:span text:style-name="T11">Providence</text:span><text:span text:style-name="T12">" </text:span><text:span text:style-name="T9">}</text:span></text:p>
      <text:p text:style-name="P40"><text:span text:style-name="T9">Ключи и значения из </text:span><text:span text:style-name="T12">d</text:span><text:span text:style-name="T10">elaware</text:span><text:span text:style-name="T9"> перехватили пары с такими же ключами в </text:span><text:span text:style-name="T11">rhode_island</text:span><text:span text:style-name="T9">, заставив </text:span><text:span text:style-name="T11">Bristol, Kent</text:span><text:span text:style-name="T9"> и </text:span><text:span text:style-name="T11">Newport</text:span><text:span text:style-name="T9"> исчезнуть.</text:span></text:p>
      <text:p text:style-name="P40"><text:span text:style-name="T9"/></text:p>
      <text:p text:style-name="P41"><text:span text:style-name="T9">Можно вместе с </text:span><text:span text:style-name="T10">merge</text:span><text:span text:style-name="T9"> применить блок:</text:span></text:p>
      <text:p text:style-name="P41"><text:span text:style-name="T10">rhode_island.merge </text:span><text:span text:style-name="T9">(delaware) {|key, old, new| new = old + </text:span><text:span text:style-name="T12">"</text:span><text:span text:style-name="T9">_new</text:span><text:span text:style-name="T12">" </text:span><text:span text:style-name="T9">}</text:span></text:p>
      <text:p text:style-name="P42"><text:span text:style-name="T9"># =&gt; </text:span><text:span text:style-name="T10">{ </text:span><text:span text:style-name="T11">5 =&gt; </text:span><text:span text:style-name="T12">"</text:span><text:span text:style-name="T11">Washington</text:span><text:span text:style-name="T12">", </text:span><text:span text:style-name="T10">1 =&gt; </text:span><text:span text:style-name="T12">"</text:span><text:span text:style-name="T17">Bristol_</text:span><text:span text:style-name="T16">new</text:span><text:span text:style-name="T12">"</text:span><text:span text:style-name="T10">, 2 =&gt; </text:span><text:span text:style-name="T12">"</text:span><text:span text:style-name="T17">Kent_</text:span><text:span text:style-name="T16">new</text:span><text:span text:style-name="T12">"</text:span><text:span text:style-name="T10">, 3 =&gt; </text:span><text:span text:style-name="T12">"</text:span><text:span text:style-name="T17">Newport_</text:span><text:span text:style-name="T16">new</text:span><text:span text:style-name="T12">", </text:span><text:span text:style-name="T11">4 =&gt; </text:span><text:span text:style-name="T12">"</text:span><text:span text:style-name="T11">Providence</text:span><text:span text:style-name="T12">" </text:span><text:span text:style-name="T10">}</text:span></text:p>
      <text:p text:style-name="P42"><text:span text:style-name="T10"/></text:p>
      <text:p text:style-name="P43"><text:span text:style-name="T19">С</text:span><text:span text:style-name="T18">ортировка хэшей</text:span></text:p>
      <text:p text:style-name="P43"><text:span text:style-name="T18"/></text:p>
      <text:p text:style-name="P44"><text:span text:style-name="T18">Если вы сортируете хэш методом sort, то получаете многомерный массив двухэлементных массивов:</text:span></text:p>
      <text:p text:style-name="P22"><text:span text:style-name="T1">rhode_island = { 1 =&gt; </text:span><text:span text:style-name="T4">"</text:span><text:span text:style-name="T1">Bristol</text:span><text:span text:style-name="T4">"</text:span><text:span text:style-name="T1">, 2 =&gt; </text:span><text:span text:style-name="T4">"</text:span><text:span text:style-name="T1">Kent</text:span><text:span text:style-name="T4">"</text:span><text:span text:style-name="T1">, 3 =&gt; </text:span><text:span text:style-name="T4">"</text:span><text:span text:style-name="T1">Newport</text:span><text:span text:style-name="T4">"</text:span><text:span text:style-name="T1">, 4 =&gt; </text:span><text:span text:style-name="T4">"</text:span><text:span text:style-name="T1">Providence</text:span><text:span text:style-name="T4">"</text:span><text:span text:style-name="T1">, 5 =&gt; </text:span><text:span text:style-name="T4">"</text:span><text:span text:style-name="T1">Washington</text:span><text:span text:style-name="T4">"</text:span><text:span text:style-name="T1">}</text:span></text:p>
      <text:p text:style-name="P38"><text:span text:style-name="T15">p </text:span><text:span text:style-name="T11">rhode_island<text:tab/><text:tab/></text:span><text:span text:style-name="T15"># =&gt; </text:span><text:span text:style-name="T10">{ </text:span><text:span text:style-name="T11">5 =&gt; </text:span><text:span text:style-name="T12">"</text:span><text:span text:style-name="T11">Washington</text:span><text:span text:style-name="T12">", </text:span><text:span text:style-name="T10">1 =&gt; </text:span><text:span text:style-name="T12">"</text:span><text:span text:style-name="T10">Kent</text:span><text:span text:style-name="T12">"</text:span><text:span text:style-name="T10">, 2 =&gt; </text:span><text:span text:style-name="T12">"</text:span><text:span text:style-name="T10">New Castle</text:span><text:span text:style-name="T12">"</text:span><text:span text:style-name="T10">, 3 =&gt; </text:span><text:span text:style-name="T12">"</text:span><text:span text:style-name="T10">Sussex</text:span><text:span text:style-name="T12">", </text:span><text:span text:style-name="T11">4 =&gt; </text:span><text:span text:style-name="T12">"</text:span><text:span text:style-name="T11">Providence</text:span><text:span text:style-name="T12">" </text:span><text:span text:style-name="T10">}</text:span></text:p>
      <text:p text:style-name="P22"><text:span text:style-name="T20">rhode_island. </text:span><text:span text:style-name="T21">Sort<text:tab/># =&gt; [ [1, </text:span><text:span text:style-name="T4">"</text:span><text:span text:style-name="T1">Bristol</text:span><text:span text:style-name="T4">"</text:span><text:span text:style-name="T21">], [2, </text:span><text:span text:style-name="T4">"</text:span><text:span text:style-name="T1">Kent</text:span><text:span text:style-name="T4">"</text:span><text:span text:style-name="T21">], [3, </text:span><text:span text:style-name="T4">"</text:span><text:span text:style-name="T1">Newport</text:span><text:span text:style-name="T4">"</text:span><text:span text:style-name="T21">], [4, "Newport"], [5, </text:span><text:span text:style-name="T4">"</text:span><text:span text:style-name="T1">Washington</text:span><text:span text:style-name="T4">"</text:span><text:span text:style-name="T21">] ]</text:span></text:p>
      <text:p text:style-name="P22"><text:span text:style-name="T21"/></text:p>
      <text:p text:style-name="P8"><text:span text:style-name="T21">У</text:span><text:span text:style-name="T1">даляем и очищаем хэш</text:span></text:p>
      <text:p text:style-name="P8"><text:span text:style-name="T1"/></text:p>
      <text:p text:style-name="P25"><text:span text:style-name="T1">Удалить пару </text:span><text:span text:style-name="T4">"</text:span><text:span text:style-name="T20">ключ-значение</text:span><text:span text:style-name="T4">" </text:span><text:span text:style-name="T1">в хэше можно при помощи метода delete, он использует ключ для поиска пары:</text:span></text:p>
      <text:p text:style-name="P23"><text:soft-page-break/><text:span text:style-name="T1">rhode_island</text:span><text:span text:style-name="T22">.delete(5)<text:tab/><text:tab/># =&gt; </text:span><text:span text:style-name="T4">"</text:span><text:span text:style-name="T1">Washington</text:span><text:span text:style-name="T4">"</text:span></text:p>
      <text:p text:style-name="P23"><text:span text:style-name="T4"/></text:p>
      <text:p text:style-name="P25"><text:span text:style-name="T4">П</text:span><text:span text:style-name="T1">ри вызове delete можно передать блок, если ключ не найден, то выполняется блок:</text:span></text:p>
      <text:p text:style-name="P23"><text:span text:style-name="T22">r</text:span><text:span text:style-name="T1">hode_island</text:span><text:span text:style-name="T22">.delete(5) { |key| puts </text:span><text:span text:style-name="T4">"</text:span><text:span text:style-name="T22">not found, bubba</text:span><text:span text:style-name="T4">"</text:span><text:span text:style-name="T22"> }</text:span></text:p>
      <text:p text:style-name="P23"><text:span text:style-name="T22"/></text:p>
      <text:p text:style-name="P25"><text:span text:style-name="T1">Метод delete_if использует блок и удаляет из хэша пары </text:span><text:span text:style-name="T4">"</text:span><text:span text:style-name="T20">ключ-значение</text:span><text:span text:style-name="T4">", </text:span><text:span text:style-name="T1">для которых блок вычисляет значение true:</text:span></text:p>
      <text:p text:style-name="P23"><text:span text:style-name="T22">r</text:span><text:span text:style-name="T1">hode_island</text:span><text:span text:style-name="T22">.delete_if { |key, value| key &lt; 3 }</text:span></text:p>
      <text:p text:style-name="P25"><text:span text:style-name="T1"># =&gt; {</text:span><text:span text:style-name="T8">5 =</text:span><text:span text:style-name="T4">&gt;</text:span><text:span text:style-name="T8"> "Washingt</text:span><text:span text:style-name="T4">o</text:span><text:span text:style-name="T8">n", 3 =&gt; </text:span><text:span text:style-name="T4">"</text:span><text:span text:style-name="T8">Newport</text:span><text:span text:style-name="T4">"</text:span><text:span text:style-name="T8">, 4 =&gt; </text:span><text:span text:style-name="T4">"</text:span><text:span text:style-name="T8">Providence</text:span><text:span text:style-name="T4">"</text:span><text:span text:style-name="T8"> </text:span><text:span text:style-name="T1">}</text:span></text:p>
      <text:p text:style-name="P27"><text:span text:style-name="T1">или удаление по значению:</text:span></text:p>
      <text:p text:style-name="P37"><text:span text:style-name="T13">r</text:span><text:span text:style-name="T11">hode_island</text:span><text:span text:style-name="T13">.delete_if { |key, value| </text:span><text:span text:style-name="T14">value == </text:span><text:span text:style-name="T12">"</text:span><text:span text:style-name="T11">Kent</text:span><text:span text:style-name="T12">"</text:span><text:span text:style-name="T13"> }</text:span></text:p>
      <text:p text:style-name="P26"><text:span text:style-name="T1"># =&gt; </text:span><text:span text:style-name="T20">{ </text:span><text:span text:style-name="T8">5 =&gt; </text:span><text:span text:style-name="T4">"</text:span><text:span text:style-name="T8">Washington</text:span><text:span text:style-name="T4">", </text:span><text:span text:style-name="T20">1 =&gt; </text:span><text:span text:style-name="T4">"</text:span><text:span text:style-name="T8">Bristol</text:span><text:span text:style-name="T4">"</text:span><text:span text:style-name="T20">, 3 =&gt; </text:span><text:span text:style-name="T4">"</text:span><text:span text:style-name="T8">Newport</text:span><text:span text:style-name="T4">", </text:span><text:span text:style-name="T8">4 =&gt; </text:span><text:span text:style-name="T4">"</text:span><text:span text:style-name="T8">Providence</text:span><text:span text:style-name="T4">" </text:span><text:span text:style-name="T20">}</text:span></text:p>
      <text:p text:style-name="P26"><text:span text:style-name="T20"/></text:p>
      <text:p text:style-name="P28"><text:span text:style-name="T20">М</text:span><text:span text:style-name="T1">етод reject! Работает совсем как <text:s/></text:span><text:span text:style-name="T22">delete_if, </text:span><text:span text:style-name="T1">но выполняет свои изменения по месту.</text:span></text:p>
      <text:p text:style-name="P28"><text:span text:style-name="T1"/></text:p>
      <text:p text:style-name="P28"><text:span text:style-name="T1">Метод clear удаляет все пары </text:span><text:span text:style-name="T4">"</text:span><text:span text:style-name="T20">ключ-значение</text:span><text:span text:style-name="T4">", </text:span><text:span text:style-name="T1">оставляя его пустым:</text:span></text:p>
      <text:p text:style-name="P28"><text:span text:style-name="T1">counties = { </text:span><text:span text:style-name="T4">"</text:span><text:span text:style-name="T1">Dalaware</text:span><text:span text:style-name="T4">"</text:span><text:span text:style-name="T1"> =&gt; 3, </text:span><text:span text:style-name="T4">"</text:span><text:span text:style-name="T1">Rhode Island</text:span><text:span text:style-name="T4">"</text:span><text:span text:style-name="T1"> = 5 }</text:span></text:p>
      <text:p text:style-name="P28"><text:span text:style-name="T1">counries.clear</text:span></text:p>
      <text:p text:style-name="P28"><text:span text:style-name="T1">counties.empty?<text:tab/><text:tab/># =&gt; true</text:span></text:p>
      <text:p text:style-name="P28"><text:span text:style-name="T1"/></text:p>
      <text:p text:style-name="P9"><text:span text:style-name="T4">П</text:span><text:span text:style-name="T1">реобразуем хэш в другие классы</text:span></text:p>
      <text:p text:style-name="P9"><text:span text:style-name="T1"/></text:p>
      <text:p text:style-name="P30"><text:span text:style-name="T1">fitzgerald = { 1920 =&gt; </text:span><text:span text:style-name="T4">"</text:span><text:span text:style-name="T1">This Side of Parafise</text:span><text:span text:style-name="T4">"</text:span><text:span text:style-name="T1">, 1925 =&gt; </text:span><text:span text:style-name="T4">"</text:span><text:span text:style-name="T1">The Great Gatsby</text:span><text:span text:style-name="T4">"</text:span><text:span text:style-name="T1">, 1934 =&gt; </text:span><text:span text:style-name="T4">"</text:span><text:span text:style-name="T1">Tender Is the Night</text:span><text:span text:style-name="T4">"</text:span><text:span text:style-name="T1"> }</text:span></text:p>
      <text:p text:style-name="P29"><text:span text:style-name="T1"/></text:p>
      <text:p text:style-name="P29"><text:span text:style-name="T1">Можно преобразовать хэш в массив методом to_a:</text:span></text:p>
      <text:p text:style-name="P31"><text:span text:style-name="T1">fitzgerald.</text:span><text:span text:style-name="T23">to_a</text:span></text:p>
      <text:p text:style-name="P33"><text:span text:style-name="T1"># =&gt; [ [</text:span><text:span text:style-name="T24">1925, </text:span><text:span text:style-name="T4">"</text:span><text:span text:style-name="T24">The Great Gatsby</text:span><text:span text:style-name="T4">"</text:span><text:span text:style-name="T1">], [</text:span><text:span text:style-name="T24">1920, </text:span><text:span text:style-name="T4">"</text:span><text:span text:style-name="T24">This Side of Parafise</text:span><text:span text:style-name="T4">"</text:span><text:span text:style-name="T1">], [</text:span><text:span text:style-name="T24">1934, </text:span><text:span text:style-name="T4">"</text:span><text:span text:style-name="T24">Tender Is the Night</text:span><text:span text:style-name="T4">"</text:span><text:span text:style-name="T1">] ]</text:span></text:p>
      <text:p text:style-name="P33"><text:span text:style-name="T1"/></text:p>
      <text:p text:style-name="P35"><text:span text:style-name="T1">Можно преобразовать в строку методом to_s:</text:span></text:p>
      <text:p text:style-name="P32"><text:span text:style-name="T1">fitzgerald.</text:span><text:span text:style-name="T23">to_</text:span><text:span text:style-name="T25">s</text:span></text:p>
      <text:p text:style-name="P34"><text:span text:style-name="T1"># =&gt; </text:span><text:span text:style-name="T4">"</text:span><text:span text:style-name="T24">1925The Great Gatsby1920This Side of Parafise1934Tender Is the Night</text:span><text:span text:style-name="T4">"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1:32:30.925718997</meta:creation-date>
    <dc:date>2020-04-01T16:17:11.850634145</dc:date>
    <meta:editing-duration>PT2H20M10S</meta:editing-duration>
    <meta:editing-cycles>18</meta:editing-cycles>
    <meta:generator>LibreOffice/6.3.5.2$Linux_X86_64 LibreOffice_project/30$Build-2</meta:generator>
    <meta:document-statistic meta:table-count="0" meta:image-count="0" meta:object-count="0" meta:page-count="4" meta:paragraph-count="92" meta:word-count="894" meta:character-count="5767" meta:non-whitespace-character-count="4932"/>
  </office:meta>
</office:document-meta>
</file>